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ca2" officeooo:paragraph-rsid="001d7ca2"/>
    </style:style>
    <style:style style:name="P2" style:family="paragraph" style:parent-style-name="Standard">
      <style:text-properties officeooo:rsid="001d8d83" officeooo:paragraph-rsid="001d8d83"/>
    </style:style>
    <style:style style:name="T1" style:family="text">
      <style:text-properties officeooo:rsid="001d8d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1. De la misma manera que se busca para el proyecto propuesto el aislamiento térmico de un imán de neodimio, se puede usar la misma técnica para la reducción de gasto de combustible para la climatización de las estancias en los buques.</text:p>
      <text:p text:style-name="P1"/>
      <text:p text:style-name="P1">La caracterización a baja frecuencia del ruido del sensor puede ser útil para sistemas de guiado preciso basados en el seguimiento del campo magnético o también puede ser usado en aplicaciones <text:span text:style-name="T1">médicas por su alta sensibilidad.</text:span></text:p>
      <text:p text:style-name="P1"/>
      <text:p text:style-name="P2">Las aplicaciones del apantallamiento magnético son numerosas en el ámbito de la física: para evitar perturbaciones en las medidas magnéticas, redirigir el flujo magnético.</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9T17:28:03.422219122</meta:creation-date>
    <dc:date>2023-01-09T18:53:20.725451654</dc:date>
    <meta:editing-duration>PT1H4M57S</meta:editing-duration>
    <meta:editing-cycles>1</meta:editing-cycles>
    <meta:document-statistic meta:table-count="0" meta:image-count="0" meta:object-count="0" meta:page-count="1" meta:paragraph-count="3" meta:word-count="102" meta:character-count="633" meta:non-whitespace-character-count="534"/>
    <meta:generator>LibreOffice/6.4.7.2$Linux_X86_64 LibreOffice_project/40$Build-2</meta:generator>
  </office:meta>
</office:document-meta>
</file>